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30948925567FCA6ED3.png" manifest:media-type="image/png"/>
  <manifest:file-entry manifest:full-path="Pictures/10000000000001C400000031952946118BEE25CA.png" manifest:media-type="image/png"/>
  <manifest:file-entry manifest:full-path="Pictures/10000000000002030000003497E69F4B0FC424CF.png" manifest:media-type="image/png"/>
  <manifest:file-entry manifest:full-path="Pictures/10000000000001330000002F6946665D628DFC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472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6.3833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2" style:family="table">
      <style:table-properties style:width="5.6889in" table:align="left" fo:background-color="transparent">
        <style:background-image/>
      </style:table-properties>
    </style:style>
    <style:style style:name="Table2.A" style:family="table-column">
      <style:table-column-properties style:column-width="1.2625in"/>
    </style:style>
    <style:style style:name="Table2.B" style:family="table-column">
      <style:table-column-properties style:column-width="3.6361in"/>
    </style:style>
    <style:style style:name="Table2.C" style:family="table-column">
      <style:table-column-properties style:column-width="0.7903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C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C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C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C5" style:family="table-cell">
      <style:table-cell-properties style:vertical-align="middle" fo:padding="0.0833in" fo:border="0.05pt solid #dddddd"/>
    </style:style>
    <style:style style:name="Table2.A6" style:family="table-cell">
      <style:table-cell-properties style:vertical-align="middle" fo:padding="0.0833in" fo:border="0.05pt solid #dddddd"/>
    </style:style>
    <style:style style:name="Table2.B6" style:family="table-cell">
      <style:table-cell-properties style:vertical-align="middle" fo:padding="0.0833in" fo:border="0.05pt solid #dddddd"/>
    </style:style>
    <style:style style:name="Table2.C6" style:family="table-cell">
      <style:table-cell-properties style:vertical-align="middle" fo:padding="0.0833in" fo:border="0.05pt solid #dddddd"/>
    </style:style>
    <style:style style:name="Table2.A7" style:family="table-cell">
      <style:table-cell-properties style:vertical-align="middle" fo:padding="0.0833in" fo:border="0.05pt solid #dddddd"/>
    </style:style>
    <style:style style:name="Table2.B7" style:family="table-cell">
      <style:table-cell-properties style:vertical-align="middle" fo:padding="0.0833in" fo:border="0.05pt solid #dddddd"/>
    </style:style>
    <style:style style:name="Table2.C7" style:family="table-cell">
      <style:table-cell-properties style:vertical-align="middle" fo:padding="0.0833in" fo:border="0.05pt solid #dddddd"/>
    </style:style>
    <style:style style:name="Table2.A8" style:family="table-cell">
      <style:table-cell-properties style:vertical-align="middle" fo:padding="0.0833in" fo:border="0.05pt solid #dddddd"/>
    </style:style>
    <style:style style:name="Table2.B8" style:family="table-cell">
      <style:table-cell-properties style:vertical-align="middle" fo:padding="0.0833in" fo:border="0.05pt solid #dddddd"/>
    </style:style>
    <style:style style:name="Table2.C8" style:family="table-cell">
      <style:table-cell-properties style:vertical-align="middle" fo:padding="0.0833in" fo:border="0.05pt solid #dddddd"/>
    </style:style>
    <style:style style:name="Table3" style:family="table">
      <style:table-properties style:width="3.6028in" table:align="left" fo:background-color="transparent">
        <style:background-image/>
      </style:table-properties>
    </style:style>
    <style:style style:name="Table3.A" style:family="table-column">
      <style:table-column-properties style:column-width="0.7438in"/>
    </style:style>
    <style:style style:name="Table3.B" style:family="table-column">
      <style:table-column-properties style:column-width="1.6313in"/>
    </style:style>
    <style:style style:name="Table3.C" style:family="table-column">
      <style:table-column-properties style:column-width="1.2278in"/>
    </style:style>
    <style:style style:name="Table3.A1" style:family="table-cell">
      <style:table-cell-properties style:vertical-align="middle" fo:background-color="#eeeeee"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C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C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C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C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3.C6" style:family="table-cell">
      <style:table-cell-properties style:vertical-align="middle" fo:padding="0.0833in" fo:border="0.05pt solid #dddddd"/>
    </style:style>
    <style:style style:name="Table3.A7" style:family="table-cell">
      <style:table-cell-properties style:vertical-align="middle" fo:padding="0.0833in" fo:border="0.05pt solid #dddddd"/>
    </style:style>
    <style:style style:name="Table3.B7" style:family="table-cell">
      <style:table-cell-properties style:vertical-align="middle" fo:padding="0.0833in" fo:border="0.05pt solid #dddddd"/>
    </style:style>
    <style:style style:name="Table3.C7" style:family="table-cell">
      <style:table-cell-properties style:vertical-align="middle" fo:padding="0.0833in" fo:border="0.05pt solid #dddddd"/>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0.7674in"/>
    </style:style>
    <style:style style:name="Table4.B" style:family="table-column">
      <style:table-column-properties style:column-width="4.4938in"/>
    </style:style>
    <style:style style:name="Table4.C" style:family="table-column">
      <style:table-column-properties style:column-width="1.6639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C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C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C4" style:family="table-cell">
      <style:table-cell-properties style:vertical-align="middle" fo:padding="0.0833in" fo:border="0.05pt solid #dddddd"/>
    </style:style>
    <style:style style:name="Table5" style:family="table">
      <style:table-properties style:width="6.925in" table:align="left" fo:background-color="transparent">
        <style:background-image/>
      </style:table-properties>
    </style:style>
    <style:style style:name="Table5.A" style:family="table-column">
      <style:table-column-properties style:column-width="1.0806in"/>
    </style:style>
    <style:style style:name="Table5.B" style:family="table-column">
      <style:table-column-properties style:column-width="5.0368in"/>
    </style:style>
    <style:style style:name="Table5.C" style:family="table-column">
      <style:table-column-properties style:column-width="0.8076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C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C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C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5.C5" style:family="table-cell">
      <style:table-cell-properties style:vertical-align="middle" fo:padding="0.0833in" fo:border="0.05pt solid #dddddd"/>
    </style:style>
    <style:style style:name="Table5.A6" style:family="table-cell">
      <style:table-cell-properties style:vertical-align="middle" fo:padding="0.0833in" fo:border="0.05pt solid #dddddd"/>
    </style:style>
    <style:style style:name="Table5.B6" style:family="table-cell">
      <style:table-cell-properties style:vertical-align="middle" fo:padding="0.0833in" fo:border="0.05pt solid #dddddd"/>
    </style:style>
    <style:style style:name="Table5.C6" style:family="table-cell">
      <style:table-cell-properties style:vertical-align="middle" fo:padding="0.0833in" fo:border="0.05pt solid #dddddd"/>
    </style:style>
    <style:style style:name="Table5.A7" style:family="table-cell">
      <style:table-cell-properties style:vertical-align="middle" fo:padding="0.0833in" fo:border="0.05pt solid #dddddd"/>
    </style:style>
    <style:style style:name="Table5.B7" style:family="table-cell">
      <style:table-cell-properties style:vertical-align="middle" fo:padding="0.0833in" fo:border="0.05pt solid #dddddd"/>
    </style:style>
    <style:style style:name="Table5.C7" style:family="table-cell">
      <style:table-cell-properties style:vertical-align="middle" fo:padding="0.0833in" fo:border="0.05pt solid #dddddd"/>
    </style:style>
    <style:style style:name="Table5.A8" style:family="table-cell">
      <style:table-cell-properties style:vertical-align="middle" fo:padding="0.0833in" fo:border="0.05pt solid #dddddd"/>
    </style:style>
    <style:style style:name="Table5.B8" style:family="table-cell">
      <style:table-cell-properties style:vertical-align="middle" fo:padding="0.0833in" fo:border="0.05pt solid #dddddd"/>
    </style:style>
    <style:style style:name="Table5.C8" style:family="table-cell">
      <style:table-cell-properties style:vertical-align="middle" fo:padding="0.0833in" fo:border="0.05pt solid #dddddd"/>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4938in"/>
    </style:style>
    <style:style style:name="Table6.B" style:family="table-column">
      <style:table-column-properties style:column-width="3.4681in"/>
    </style:style>
    <style:style style:name="Table6.C" style:family="table-column">
      <style:table-column-properties style:column-width="1.9632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C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C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C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6.C5" style:family="table-cell">
      <style:table-cell-properties style:vertical-align="middle" fo:padding="0.0833in" fo:border="0.05pt solid #dddddd"/>
    </style:style>
    <style:style style:name="Table6.A6" style:family="table-cell">
      <style:table-cell-properties style:vertical-align="middle" fo:padding="0.0833in" fo:border="0.05pt solid #dddddd"/>
    </style:style>
    <style:style style:name="Table6.B6" style:family="table-cell">
      <style:table-cell-properties style:vertical-align="middle" fo:padding="0.0833in" fo:border="0.05pt solid #dddddd"/>
    </style:style>
    <style:style style:name="Table6.C6" style:family="table-cell">
      <style:table-cell-properties style:vertical-align="middle" fo:padding="0.0833in" fo:border="0.05pt solid #dddddd"/>
    </style:style>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bold"/>
    </style:style>
    <style:style style:name="P3"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style>
    <style:style style:name="P4" style:family="paragraph" style:parent-style-name="Text_20_body" style:list-style-name="L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5" style:family="paragraph" style:parent-style-name="Text_20_body" style:list-style-name="L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6"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7" style:family="paragraph" style:parent-style-name="Text_20_body" style:list-style-name="L4">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8" style:family="paragraph" style:parent-style-name="Text_20_body" style:list-style-name="L5">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9" style:family="paragraph" style:parent-style-name="Text_20_body" style:list-style-name="L6">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0" style:family="paragraph" style:parent-style-name="Text_20_body" style:list-style-name="L7">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1" style:family="paragraph" style:parent-style-name="Text_20_body" style:list-style-name="L9">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2" style:family="paragraph" style:parent-style-name="Text_20_body" style:list-style-name="L8">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13" style:family="paragraph" style:parent-style-name="Standard">
      <style:text-properties officeooo:rsid="000a3cb6" officeooo:paragraph-rsid="000a3cb6"/>
    </style:style>
    <style:style style:name="P14" style:family="paragraph" style:parent-style-name="Heading_20_2">
      <style:text-properties fo:font-variant="normal" fo:text-transform="none" fo:color="#121214" style:font-name="Verdana" fo:letter-spacing="-0.0102in" fo:font-style="normal" fo:font-weight="normal" officeooo:rsid="000a3cb6" officeooo:paragraph-rsid="000a3cb6"/>
    </style:style>
    <style:style style:name="P15"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16" style:family="paragraph" style:parent-style-name="Heading_20_1">
      <style:text-properties fo:font-variant="normal" fo:text-transform="none" fo:color="#121214" style:font-name="Verdana" fo:letter-spacing="-0.0102in" fo:font-style="normal" fo:font-weight="normal"/>
    </style:style>
    <style:style style:name="P17" style:family="paragraph" style:parent-style-name="Heading_20_1">
      <style:text-properties fo:font-variant="normal" fo:text-transform="none" fo:color="#121214" style:font-name="Verdana" fo:letter-spacing="-0.0102in" fo:font-style="normal" fo:font-weight="normal" officeooo:rsid="000a3cb6" officeooo:paragraph-rsid="000a3cb6"/>
    </style:style>
    <style:style style:name="P18"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19"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0"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21"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2"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2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2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2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2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27"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28"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29"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30" style:family="paragraph" style:parent-style-name="Table_20_Contents">
      <style:paragraph-properties fo:line-height="142%"/>
    </style:style>
    <style:style style:name="P31" style:family="paragraph" style:parent-style-name="Table_20_Contents">
      <style:paragraph-properties fo:line-height="142%" fo:text-align="center" style:justify-single-word="false"/>
    </style:style>
    <style:style style:name="P32" style:family="paragraph" style:parent-style-name="Table_20_Contents">
      <style:text-properties fo:font-size="2pt" style:font-size-asian="2pt" style:font-size-complex="2pt"/>
    </style:style>
    <style:style style:name="P33"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fo:font-weight="bold"/>
    </style:style>
    <style:style style:name="P34"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35" style:family="paragraph" style:parent-style-name="Table_20_Heading">
      <style:paragraph-properties fo:line-height="142%" fo:text-align="center" style:justify-single-word="false"/>
    </style:style>
    <style:style style:name="T1" style:family="text">
      <style:text-properties fo:font-weight="bold"/>
    </style:style>
    <style:style style:name="T2" style:family="text">
      <style:text-properties fo:color="#000088"/>
    </style:style>
    <style:style style:name="T3" style:family="text">
      <style:text-properties fo:color="#000088" style:font-name="Menlo" fo:font-size="9.75pt" fo:font-style="normal" fo:font-weight="normal"/>
    </style:style>
    <style:style style:name="T4" style:family="text">
      <style:text-properties fo:color="#666600"/>
    </style:style>
    <style:style style:name="T5" style:family="text">
      <style:text-properties fo:color="#666600" style:font-name="Menlo" fo:font-size="9.75pt" fo:font-style="normal" fo:font-weight="normal"/>
    </style:style>
    <style:style style:name="T6" style:family="text">
      <style:text-properties fo:color="#008800"/>
    </style:style>
    <style:style style:name="T7" style:family="text">
      <style:text-properties fo:color="#006666"/>
    </style:style>
    <style:style style:name="T8" style:family="text">
      <style:text-properties fo:color="#006666" style:font-name="Menlo" fo:font-size="9.75pt" fo:font-style="normal" fo:font-weight="normal"/>
    </style:style>
    <style:style style:name="T9" style:family="text">
      <style:text-properties fo:color="#880000"/>
    </style:style>
    <style:style style:name="T10" style:family="text">
      <style:text-properties fo:color="#880000" style:font-name="Menlo" fo:font-size="9.75pt" fo:font-style="normal" fo:font-weight="normal"/>
    </style:style>
    <style:style style:name="T11" style:family="text">
      <style:text-properties fo:font-style="italic"/>
    </style:style>
    <style:style style:name="T12" style:family="text">
      <style:text-properties fo:color="#7f0055"/>
    </style:style>
    <style:style style:name="T13" style:family="text">
      <style:text-properties fo:color="#7f0055" style:font-name="Menlo" fo:font-size="9.75pt" fo:font-style="normal" fo:font-weight="normal"/>
    </style:style>
    <style:style style:name="T14" style:family="text">
      <style:text-properties style:font-name="Menlo" fo:font-size="9.75pt" fo:font-style="normal" fo:font-weight="normal"/>
    </style:style>
    <style:style style:name="T15" style:family="text">
      <style:text-properties fo:font-variant="normal" fo:text-transform="none" fo:color="#313131" style:text-line-through-style="none" style:text-line-through-type="none" style:font-name="Verdana" fo:font-size="11.25pt" fo:letter-spacing="normal" fo:font-style="normal"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ypeScript - Variables</text:h>
      <text:p text:style-name="P1">A variable, by definition, is “a named space in the memory” that stores values. In other words, it acts as a container for values in a program. TypeScript variables must follow the JavaScript naming rules −</text:p>
      <text:list xml:id="list6067714989131383384" text:style-name="L1">
        <text:list-item>
          <text:p text:style-name="P4">Variable names can contain alphabets and numeric digits.</text:p>
        </text:list-item>
        <text:list-item>
          <text:p text:style-name="P4">They cannot contain spaces and special characters, except the underscore (_) and the dollar ($) sign.</text:p>
        </text:list-item>
        <text:list-item>
          <text:p text:style-name="P4">Variable names cannot begin with a digit.</text:p>
        </text:list-item>
      </text:list>
      <text:p text:style-name="P1">A variable must be declared before it is used. Use the <text:span text:style-name="T1">var</text:span> keyword to declare variables.</text:p>
      <text:h text:style-name="P15" text:outline-level="2">Variable Declaration in TypeScript</text:h>
      <text:p text:style-name="P1">The type syntax for declaring a variable in TypeScript is to include a colon (:) after the variable name, followed by its type. Just as in JavaScript, we use the <text:span text:style-name="T1">var</text:span> keyword to declare a variable.</text:p>
      <text:p text:style-name="P1">When you declare a variable, you have four options −</text:p>
      <text:list xml:id="list3195188738150384473" text:style-name="L2">
        <text:list-item>
          <text:p text:style-name="P5">Declare its type and value in one statement.</text:p>
        </text:list-item>
      </text:list>
      <text:p text:style-name="Text_20_body"><draw:frame draw:style-name="fr1" draw:name="Image1" text:anchor-type="as-char" svg:width="6.25in" svg:height="0.5in" draw:z-index="0"><draw:image xlink:href="Pictures/100000000000025800000030948925567FCA6ED3.png" xlink:type="simple" xlink:show="embed" xlink:actuate="onLoad"/><svg:title>Declare Type</svg:title></draw:frame></text:p>
      <text:list xml:id="list9140451423266576048" text:style-name="L3">
        <text:list-item>
          <text:p text:style-name="P6">Declare its type but no value. In this case, the variable will be set to undefined.</text:p>
        </text:list-item>
      </text:list>
      <text:p text:style-name="Text_20_body"><draw:frame draw:style-name="fr1" draw:name="Image2" text:anchor-type="as-char" svg:width="5.3646in" svg:height="0.5417in" draw:z-index="1"><draw:image xlink:href="Pictures/10000000000002030000003497E69F4B0FC424CF.png" xlink:type="simple" xlink:show="embed" xlink:actuate="onLoad"/><svg:title>Undefined</svg:title></draw:frame></text:p>
      <text:list xml:id="list9163771007444756821" text:style-name="L4">
        <text:list-item>
          <text:p text:style-name="P7">Declare its value but no type. The variable type will be set to the data type of the assigned value.</text:p>
        </text:list-item>
      </text:list>
      <text:p text:style-name="Text_20_body"><draw:frame draw:style-name="fr1" draw:name="Image3" text:anchor-type="as-char" svg:width="4.7083in" svg:height="0.5102in" draw:z-index="2"><draw:image xlink:href="Pictures/10000000000001C400000031952946118BEE25CA.png" xlink:type="simple" xlink:show="embed" xlink:actuate="onLoad"/><svg:title>Any</svg:title></draw:frame></text:p>
      <text:list xml:id="list8447411465893515213" text:style-name="L5">
        <text:list-item>
          <text:p text:style-name="P8">Declare neither value not type. In this case, the data type of the variable will be any and will be initialized to undefined.</text:p>
        </text:list-item>
      </text:list>
      <text:p text:style-name="Text_20_body"><draw:frame draw:style-name="fr1" draw:name="Image4" text:anchor-type="as-char" svg:width="3.198in" svg:height="0.4898in" draw:z-index="3"><draw:image xlink:href="Pictures/10000000000001330000002F6946665D628DFCC8.png" xlink:type="simple" xlink:show="embed" xlink:actuate="onLoad"/><svg:title>Any and Undefined</svg:title></draw:frame></text:p>
      <text:p text:style-name="P1"><text:soft-page-break/>The following table illustrates the valid syntax for variable declaration as discussed above −</text:p>
      <table:table table:name="Table1" table:style-name="Table1">
        <table:table-column table:style-name="Table1.A"/>
        <table:table-column table:style-name="Table1.B"/>
        <table:table-row>
          <table:table-cell table:style-name="Table1.A1" office:value-type="string">
            <text:p text:style-name="P35">S.No.</text:p>
          </table:table-cell>
          <table:table-cell table:style-name="Table1.A1" office:value-type="string">
            <text:p text:style-name="P35">Variable Declaration Syntax &amp; Description</text:p>
          </table:table-cell>
        </table:table-row>
        <table:table-row>
          <table:table-cell table:style-name="Table1.A2" office:value-type="string">
            <text:p text:style-name="P31">1.</text:p>
          </table:table-cell>
          <table:table-cell table:style-name="Table1.B2" office:value-type="string">
            <text:p text:style-name="P33">var name:string = ”mary”</text:p>
            <text:p text:style-name="P34">The variable stores a value of type string</text:p>
          </table:table-cell>
        </table:table-row>
        <table:table-row>
          <table:table-cell table:style-name="Table1.A3" office:value-type="string">
            <text:p text:style-name="P31">2.</text:p>
          </table:table-cell>
          <table:table-cell table:style-name="Table1.B3" office:value-type="string">
            <text:p text:style-name="P33">var name:string;</text:p>
            <text:p text:style-name="P34">The variable is a string variable. The variable’s value is set to undefined by default</text:p>
          </table:table-cell>
        </table:table-row>
        <table:table-row>
          <table:table-cell table:style-name="Table1.A4" office:value-type="string">
            <text:p text:style-name="P31">3.</text:p>
          </table:table-cell>
          <table:table-cell table:style-name="Table1.B4" office:value-type="string">
            <text:p text:style-name="P33">var name = ”mary”</text:p>
            <text:p text:style-name="P34">The variable’s type is inferred from the data type of the value. Here, the variable is of the type string</text:p>
          </table:table-cell>
        </table:table-row>
        <table:table-row>
          <table:table-cell table:style-name="Table1.A5" office:value-type="string">
            <text:p text:style-name="P31">4.</text:p>
          </table:table-cell>
          <table:table-cell table:style-name="Table1.B5" office:value-type="string">
            <text:p text:style-name="P33">var name;</text:p>
            <text:p text:style-name="P34">The variable’s data type is any. Its value is set to undefined by default.</text:p>
          </table:table-cell>
        </table:table-row>
      </table:table>
      <text:h text:style-name="P18" text:outline-level="3">Example: Variables in TypeScript</text:h>
      <text:p text:style-name="P19"><text:span text:style-name="T2">var</text:span> name<text:span text:style-name="T4">:</text:span><text:span text:style-name="T2">string</text:span> <text:span text:style-name="T4">=</text:span> <text:span text:style-name="T6">"John"</text:span><text:span text:style-name="T4">;</text:span> </text:p>
      <text:p text:style-name="P23"><text:span text:style-name="T2">var</text:span> score1<text:span text:style-name="T4">:</text:span>number <text:span text:style-name="T4">=</text:span> <text:span text:style-name="T7">50</text:span><text:span text:style-name="T4">;</text:span></text:p>
      <text:p text:style-name="P23"><text:span text:style-name="T2">var</text:span> score2<text:span text:style-name="T4">:</text:span>number <text:span text:style-name="T4">=</text:span> <text:span text:style-name="T7">42.50</text:span></text:p>
      <text:p text:style-name="P23"><text:span text:style-name="T2">var</text:span> sum <text:span text:style-name="T4">=</text:span> score1 <text:span text:style-name="T4">+</text:span> score2 </text:p>
      <text:p text:style-name="P23">console<text:span text:style-name="T4">.</text:span>log<text:span text:style-name="T4">(</text:span><text:span text:style-name="T6">"name"</text:span><text:span text:style-name="T4">+</text:span>name<text:span text:style-name="T4">)</text:span> </text:p>
      <text:p text:style-name="P23">console<text:span text:style-name="T4">.</text:span>log<text:span text:style-name="T4">(</text:span><text:span text:style-name="T6">"first score: "</text:span><text:span text:style-name="T4">+</text:span>score1<text:span text:style-name="T4">)</text:span> </text:p>
      <text:p text:style-name="P23">console<text:span text:style-name="T4">.</text:span>log<text:span text:style-name="T4">(</text:span><text:span text:style-name="T6">"second score: "</text:span><text:span text:style-name="T4">+</text:span>score2<text:span text:style-name="T4">)</text:span> </text:p>
      <text:p text:style-name="P23"><text:soft-page-break/>console<text:span text:style-name="T4">.</text:span>log<text:span text:style-name="T4">(</text:span><text:span text:style-name="T6">"sum of the scores: "</text:span><text:span text:style-name="T4">+</text:span>sum<text:span text:style-name="T4">)</text:span></text:p>
      <text:p text:style-name="P1">On compiling, it will generate following JavaScript code.</text:p>
      <text:p text:style-name="P20">//Generated by typescript 1.8.10</text:p>
      <text:p text:style-name="P23"><text:span text:style-name="T2">var</text:span> name <text:span text:style-name="T4">=</text:span> <text:span text:style-name="T6">"John"</text:span><text:span text:style-name="T4">;</text:span></text:p>
      <text:p text:style-name="P23"><text:span text:style-name="T2">var</text:span> score1 <text:span text:style-name="T4">=</text:span> <text:span text:style-name="T7">50</text:span><text:span text:style-name="T4">;</text:span></text:p>
      <text:p text:style-name="P23"><text:span text:style-name="T2">var</text:span> score2 <text:span text:style-name="T4">=</text:span> <text:span text:style-name="T7">42.50</text:span><text:span text:style-name="T4">;</text:span></text:p>
      <text:p text:style-name="P23"><text:span text:style-name="T2">var</text:span> sum <text:span text:style-name="T4">=</text:span> score1 <text:span text:style-name="T4">+</text:span> score2<text:span text:style-name="T4">;</text:span></text:p>
      <text:p text:style-name="P23">console<text:span text:style-name="T4">.</text:span>log<text:span text:style-name="T4">(</text:span><text:span text:style-name="T6">"name"</text:span> <text:span text:style-name="T4">+</text:span> name<text:span text:style-name="T4">);</text:span></text:p>
      <text:p text:style-name="P23">console<text:span text:style-name="T4">.</text:span>log<text:span text:style-name="T4">(</text:span><text:span text:style-name="T6">"first score: "</text:span> <text:span text:style-name="T4">+</text:span> score1<text:span text:style-name="T4">);</text:span></text:p>
      <text:p text:style-name="P23">console<text:span text:style-name="T4">.</text:span>log<text:span text:style-name="T4">(</text:span><text:span text:style-name="T6">"second score : "</text:span> <text:span text:style-name="T4">+</text:span> score2<text:span text:style-name="T4">);</text:span></text:p>
      <text:p text:style-name="P23">console<text:span text:style-name="T4">.</text:span>log<text:span text:style-name="T4">(</text:span><text:span text:style-name="T6">"sum of the scores: "</text:span> <text:span text:style-name="T4">+</text:span> sum<text:span text:style-name="T4">);</text:span></text:p>
      <text:p text:style-name="P1">The output of the above program is given below −</text:p>
      <text:p text:style-name="P22">name:John </text:p>
      <text:p text:style-name="P29">first score:50 </text:p>
      <text:p text:style-name="P29">second score:42.50 </text:p>
      <text:p text:style-name="P29">sum of the scores:92.50</text:p>
      <text:p text:style-name="P1">The TypeScript compiler will generate errors, if we attempt to assign a value to a variable that is not of the same type. Hence, TypeScript follows Strong Typing. The Strong typing syntax ensures that the types specified on either side of the assignment operator (=) are the same. This is why the following code will result in a compilation error −</text:p>
      <text:p text:style-name="P19"><text:span text:style-name="T2">var</text:span> num<text:span text:style-name="T4">:</text:span>number <text:span text:style-name="T4">=</text:span> <text:span text:style-name="T6">"hello"</text:span> <text:s text:c="4"/><text:span text:style-name="T9">// will result in a compilation error</text:span></text:p>
      <text:h text:style-name="P15" text:outline-level="2">Type Assertion in TypeScript</text:h>
      <text:p text:style-name="P1">TypeScript allows changing a variable from one type to another. TypeScript refers to this process as <text:span text:style-name="T11">Type Assertion</text:span>. The syntax is to put the target type between &lt; &gt; symbols and place it in front of the variable or expression. The following example explains this concept −</text:p>
      <text:h text:style-name="P18" text:outline-level="3"><text:soft-page-break/>Example</text:h>
      <text:p text:style-name="P19"><text:span text:style-name="T2">var</text:span> str <text:span text:style-name="T4">=</text:span> <text:span text:style-name="T6">'1'</text:span> </text:p>
      <text:p text:style-name="P23"><text:span text:style-name="T2">var</text:span> str2<text:span text:style-name="T4">:</text:span>number <text:span text:style-name="T4">=</text:span> <text:span text:style-name="T6">&lt;number&gt;</text:span> <text:span text:style-name="T6">&lt;any&gt;</text:span> str <text:s text:c="2"/><text:span text:style-name="T9">//str is now of type number </text:span></text:p>
      <text:p text:style-name="P23">console<text:span text:style-name="T4">.</text:span>log<text:span text:style-name="T4">(</text:span>str2<text:span text:style-name="T4">)</text:span></text:p>
      <text:p text:style-name="P1">If you hover the mouse pointer over the type assertion statement in Visual Studio Code, it displays the change in the variable’s data type. Basically it allows the assertion from type S to T succeed if either S is a subtype of T or T is a subtype of S.</text:p>
      <text:p text:style-name="P1">The reason why it's not called "type casting" is that casting generally implies some sort of runtime support while, “type assertions” are purely a compile time construct and a way for you to provide hints to the compiler on how you want your code to be analyzed.</text:p>
      <text:p text:style-name="P1">On compiling, it will generate following JavaScript code.</text:p>
      <text:p text:style-name="P20">//Generated by typescript 1.8.10</text:p>
      <text:p text:style-name="P23"><text:span text:style-name="T2">var</text:span> str <text:span text:style-name="T4">=</text:span> <text:span text:style-name="T6">'1'</text:span><text:span text:style-name="T4">;</text:span></text:p>
      <text:p text:style-name="P23"><text:span text:style-name="T2">var</text:span> str2 <text:span text:style-name="T4">=</text:span> str<text:span text:style-name="T4">;</text:span> <text:s text:c="4"/><text:span text:style-name="T9">//str is now of type number</text:span></text:p>
      <text:p text:style-name="P23">console<text:span text:style-name="T4">.</text:span>log<text:span text:style-name="T4">(</text:span>str2<text:span text:style-name="T4">);</text:span></text:p>
      <text:p text:style-name="P1">It will produce the following output −</text:p>
      <text:p text:style-name="P22">1</text:p>
      <text:h text:style-name="P15" text:outline-level="2">Inferred Typing in TypeScript</text:h>
      <text:p text:style-name="P1">Given the fact that, Typescript is strongly typed, this feature is optional. TypeScript also encourages dynamic typing of variables. This means that, TypeScript encourages declaring a variable without a type. In such cases, the compiler will determine the type of the variable on the basis of the value assigned to it. TypeScript will find the first usage of the variable within the code, determine the type to which it has been initially set and then assume the same type for this variable in the rest of your code block.</text:p>
      <text:p text:style-name="P1">The same is explained in the following code snippet −</text:p>
      <text:h text:style-name="P18" text:outline-level="3"><text:soft-page-break/>Example: Inferred Typing</text:h>
      <text:p text:style-name="P19"><text:span text:style-name="T2">var</text:span> num <text:span text:style-name="T4">=</text:span> <text:span text:style-name="T7">2</text:span><text:span text:style-name="T4">;</text:span> <text:s text:c="3"/><text:span text:style-name="T9">// data type inferred as <text:s/>number </text:span></text:p>
      <text:p text:style-name="P23">console<text:span text:style-name="T4">.</text:span>log<text:span text:style-name="T4">(</text:span><text:span text:style-name="T6">"value of num "</text:span><text:span text:style-name="T4">+</text:span>num<text:span text:style-name="T4">);</text:span> </text:p>
      <text:p text:style-name="P23">num <text:span text:style-name="T4">=</text:span> <text:span text:style-name="T6">"12"</text:span><text:span text:style-name="T4">;</text:span></text:p>
      <text:p text:style-name="P23">console<text:span text:style-name="T4">.</text:span>log<text:span text:style-name="T4">(</text:span>num<text:span text:style-name="T4">);</text:span></text:p>
      <text:p text:style-name="P1">In the above code snippet −</text:p>
      <text:list xml:id="list1026397115180730676" text:style-name="L6">
        <text:list-item>
          <text:p text:style-name="P9">The code declares a variable and sets its value to 2. Note that the variable declaration doesn’t specify the data type. Hence, the program uses inferred typing to determine the data type of the variable, i.e., it assigns the type of the first value that the variable is set to. In this case, <text:span text:style-name="T1">num</text:span> is set to the type number.</text:p>
        </text:list-item>
        <text:list-item>
          <text:p text:style-name="P9">When the code tries to set the variable’s value to string. The compiler throws an error as the variable’s type is already set to number.</text:p>
        </text:list-item>
      </text:list>
      <text:p text:style-name="P1">It will produce the following output −</text:p>
      <text:p text:style-name="P22">error TS2011: Cannot convert 'string' to 'number'.</text:p>
      <text:h text:style-name="P15" text:outline-level="2">TypeScript Variable Scope</text:h>
      <text:p text:style-name="P1">The scope of a variable specifies where the variable is defined. The availability of a variable within a program is determined by its scope. TypeScript variables can be of the following scopes −</text:p>
      <text:list xml:id="list8413810168088710711" text:style-name="L7">
        <text:list-item>
          <text:p text:style-name="P10"><text:span text:style-name="T1">Global Scope</text:span> − Global variables are declared outside the programming constructs. These variables can be accessed from anywhere within your code.</text:p>
        </text:list-item>
        <text:list-item>
          <text:p text:style-name="P10"><text:span text:style-name="T1">Class Scope</text:span> − These variables are also called <text:span text:style-name="T1">fields</text:span>. Fields or class variables are declared within the class but outside the methods. These variables can be accessed using the object of the class. Fields can also be static. Static fields can be accessed using the class name.</text:p>
        </text:list-item>
        <text:list-item>
          <text:p text:style-name="P10"><text:span text:style-name="T1">Local Scope</text:span> − Local variables, as the name suggests, are declared within the constructs like methods, loops etc. Local variables are accessible only within the construct where they are declared.</text:p>
        </text:list-item>
      </text:list>
      <text:p text:style-name="P1">The following example illustrates variable scopes in TypeScript.</text:p>
      <text:h text:style-name="P18" text:outline-level="3"><text:soft-page-break/>Example: Variable Scope</text:h>
      <text:p text:style-name="P19"><text:span text:style-name="T2">var</text:span> global_num <text:span text:style-name="T4">=</text:span> <text:span text:style-name="T7">12</text:span> <text:s text:c="9"/><text:span text:style-name="T9">//global variable </text:span></text:p>
      <text:p text:style-name="P23"><text:span text:style-name="T2">class</text:span> <text:span text:style-name="T12">Numbers</text:span> <text:span text:style-name="T4">{</text:span> </text:p>
      <text:p text:style-name="P24"><text:s text:c="3"/><text:span text:style-name="T14">num_val </text:span><text:span text:style-name="T5">=</text:span><text:span text:style-name="T14"> </text:span><text:span text:style-name="T8">13</text:span><text:span text:style-name="T5">;</text:span><text:span text:style-name="T14"> <text:s text:c="12"/></text:span><text:span text:style-name="T10">//class variable </text:span></text:p>
      <text:p text:style-name="P24"><text:s text:c="3"/><text:span text:style-name="T3">static</text:span><text:span text:style-name="T14"> sval </text:span><text:span text:style-name="T5">=</text:span><text:span text:style-name="T14"> </text:span><text:span text:style-name="T8">10</text:span><text:span text:style-name="T5">;</text:span><text:span text:style-name="T14"> <text:s text:c="8"/></text:span><text:span text:style-name="T10">//static field </text:span></text:p>
      <text:p text:style-name="P24"><text:s text:c="3"/></text:p>
      <text:p text:style-name="P24"><text:s text:c="3"/><text:span text:style-name="T14">storeNum</text:span><text:span text:style-name="T5">():</text:span><text:span text:style-name="T3">void</text:span><text:span text:style-name="T14"> </text:span><text:span text:style-name="T5">{</text:span><text:span text:style-name="T14"> </text:span></text:p>
      <text:p text:style-name="P24"><text:s text:c="6"/><text:span text:style-name="T3">var</text:span><text:span text:style-name="T14"> local_num </text:span><text:span text:style-name="T5">=</text:span><text:span text:style-name="T14"> </text:span><text:span text:style-name="T8">14</text:span><text:span text:style-name="T5">;</text:span><text:span text:style-name="T14"> <text:s text:c="3"/></text:span><text:span text:style-name="T10">//local variable </text:span></text:p>
      <text:p text:style-name="P24"><text:s text:c="3"/><text:span text:style-name="T5">}</text:span><text:span text:style-name="T14"> </text:span></text:p>
      <text:p text:style-name="P23"><text:span text:style-name="T4">}</text:span> </text:p>
      <text:p text:style-name="P23">console<text:span text:style-name="T4">.</text:span>log<text:span text:style-name="T4">(</text:span><text:span text:style-name="T6">"Global num: "</text:span><text:span text:style-name="T4">+</text:span>global_num<text:span text:style-name="T4">)</text:span> <text:s/></text:p>
      <text:p text:style-name="P23">console<text:span text:style-name="T4">.</text:span>log<text:span text:style-name="T4">(</text:span><text:span text:style-name="T12">Numbers</text:span><text:span text:style-name="T4">.</text:span>sval<text:span text:style-name="T4">)</text:span> <text:s text:c="2"/><text:span text:style-name="T9">//static variable <text:s/></text:span></text:p>
      <text:p text:style-name="P23"><text:span text:style-name="T2">var</text:span> obj <text:span text:style-name="T4">=</text:span> <text:span text:style-name="T2">new</text:span> <text:span text:style-name="T12">Numbers</text:span><text:span text:style-name="T4">();</text:span> </text:p>
      <text:p text:style-name="P23">console<text:span text:style-name="T4">.</text:span>log<text:span text:style-name="T4">(</text:span><text:span text:style-name="T6">"Global num: "</text:span><text:span text:style-name="T4">+</text:span>obj<text:span text:style-name="T4">.</text:span>num_val<text:span text:style-name="T4">)</text:span> </text:p>
      <text:p text:style-name="P1">On transpiling, the following JavaScript code is generated −</text:p>
      <text:p text:style-name="P19"><text:span text:style-name="T2">var</text:span> global_num <text:span text:style-name="T4">=</text:span> <text:span text:style-name="T7">12</text:span><text:span text:style-name="T4">;</text:span> <text:s text:c="13"/><text:span text:style-name="T9">//global variable </text:span></text:p>
      <text:p text:style-name="P23"><text:span text:style-name="T2">var</text:span> <text:span text:style-name="T12">Numbers</text:span> <text:span text:style-name="T4">=</text:span> <text:span text:style-name="T4">(</text:span><text:span text:style-name="T2">function</text:span> <text:span text:style-name="T4">()</text:span> <text:span text:style-name="T4">{</text:span></text:p>
      <text:p text:style-name="P24"><text:s text:c="3"/><text:span text:style-name="T3">function</text:span><text:span text:style-name="T14"> </text:span><text:span text:style-name="T13">Numbers</text:span><text:span text:style-name="T5">()</text:span><text:span text:style-name="T14"> </text:span><text:span text:style-name="T5">{</text:span></text:p>
      <text:p text:style-name="P24"><text:s text:c="6"/><text:span text:style-name="T3">this</text:span><text:span text:style-name="T5">.</text:span><text:span text:style-name="T14">num_val </text:span><text:span text:style-name="T5">=</text:span><text:span text:style-name="T14"> </text:span><text:span text:style-name="T8">13</text:span><text:span text:style-name="T5">;</text:span><text:span text:style-name="T14"> <text:s text:c="9"/></text:span><text:span text:style-name="T10">//class variable </text:span></text:p>
      <text:p text:style-name="P24"><text:s text:c="3"/><text:span text:style-name="T5">}</text:span></text:p>
      <text:p text:style-name="P24"><text:s text:c="3"/><text:span text:style-name="T13">Numbers</text:span><text:span text:style-name="T5">.</text:span><text:span text:style-name="T14">prototype</text:span><text:span text:style-name="T5">.</text:span><text:span text:style-name="T14">storeNum </text:span><text:span text:style-name="T5">=</text:span><text:span text:style-name="T14"> </text:span><text:span text:style-name="T3">function</text:span><text:span text:style-name="T14"> </text:span><text:span text:style-name="T5">()</text:span><text:span text:style-name="T14"> </text:span><text:span text:style-name="T5">{</text:span></text:p>
      <text:p text:style-name="P24"><text:s text:c="6"/><text:span text:style-name="T3">var</text:span><text:span text:style-name="T14"> local_num </text:span><text:span text:style-name="T5">=</text:span><text:span text:style-name="T14"> </text:span><text:span text:style-name="T8">14</text:span><text:span text:style-name="T5">;</text:span><text:span text:style-name="T14"> <text:s text:c="7"/></text:span><text:span text:style-name="T10">//local variable </text:span></text:p>
      <text:p text:style-name="P24"><text:soft-page-break/><text:s text:c="3"/><text:span text:style-name="T5">};</text:span></text:p>
      <text:p text:style-name="P24"><text:s text:c="3"/><text:span text:style-name="T13">Numbers</text:span><text:span text:style-name="T5">.</text:span><text:span text:style-name="T14">sval </text:span><text:span text:style-name="T5">=</text:span><text:span text:style-name="T14"> </text:span><text:span text:style-name="T8">10</text:span><text:span text:style-name="T5">;</text:span><text:span text:style-name="T14"> <text:s text:c="11"/></text:span><text:span text:style-name="T10">//static field </text:span></text:p>
      <text:p text:style-name="P24"><text:s text:c="3"/><text:span text:style-name="T3">return</text:span><text:span text:style-name="T14"> </text:span><text:span text:style-name="T13">Numbers</text:span><text:span text:style-name="T5">;</text:span></text:p>
      <text:p text:style-name="P27">}());</text:p>
      <text:p text:style-name="P28"/>
      <text:p text:style-name="P23">console<text:span text:style-name="T4">.</text:span>log<text:span text:style-name="T4">(</text:span><text:span text:style-name="T6">"Global num: "</text:span> <text:span text:style-name="T4">+</text:span> global_num<text:span text:style-name="T4">);</text:span></text:p>
      <text:p text:style-name="P23">console<text:span text:style-name="T4">.</text:span>log<text:span text:style-name="T4">(</text:span><text:span text:style-name="T12">Numbers</text:span><text:span text:style-name="T4">.</text:span>sval<text:span text:style-name="T4">);</text:span> <text:s text:c="6"/><text:span text:style-name="T9">//static variable <text:s/></text:span></text:p>
      <text:p text:style-name="P28"/>
      <text:p text:style-name="P23"><text:span text:style-name="T2">var</text:span> obj <text:span text:style-name="T4">=</text:span> <text:span text:style-name="T2">new</text:span> <text:span text:style-name="T12">Numbers</text:span><text:span text:style-name="T4">();</text:span></text:p>
      <text:p text:style-name="P23">console<text:span text:style-name="T4">.</text:span>log<text:span text:style-name="T4">(</text:span><text:span text:style-name="T6">"Global num: "</text:span> <text:span text:style-name="T4">+</text:span> obj<text:span text:style-name="T4">.</text:span>num_val<text:span text:style-name="T4">);</text:span></text:p>
      <text:p text:style-name="P1">It will produce the following output −</text:p>
      <text:p text:style-name="P22">Global num: 12</text:p>
      <text:p text:style-name="P29">10</text:p>
      <text:p text:style-name="P29">Global num: 13</text:p>
      <text:p text:style-name="P1">If you try accessing the local variable outside the method, it results in a compilation error.</text:p>
      <text:p text:style-name="P22">error TS2095: Could not find symbol 'local_num'.</text:p>
      <text:p text:style-name="Standard"/>
      <text:p text:style-name="Standard"/>
      <text:p text:style-name="Standard"/>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7" text:outline-level="1"><text:soft-page-break/>TypeScript - Operators</text:h>
      <text:h text:style-name="P14" text:outline-level="2">What is an Operator?</text:h>
      <text:p text:style-name="P1">An operator defines some function that will be performed on the data. The data on which operators work are called operands. Consider the following expression −</text:p>
      <text:p text:style-name="P2">7 + 5 = 12</text:p>
      <text:p text:style-name="P1">Here, the values 7, 5, and 12 are <text:span text:style-name="T1">operands</text:span>, while + and = are <text:span text:style-name="T1">operators</text:span>.</text:p>
      <text:p text:style-name="P1">The major operators in TypeScript can be classified as −</text:p>
      <text:list xml:id="list2344159409639438753" text:style-name="L8">
        <text:list-item>
          <text:p text:style-name="P12">Arithmetic operators</text:p>
        </text:list-item>
        <text:list-item>
          <text:p text:style-name="P12">Logical operators</text:p>
        </text:list-item>
        <text:list-item>
          <text:p text:style-name="P12">Relational operators</text:p>
        </text:list-item>
        <text:list-item>
          <text:p text:style-name="P12">Bitwise operators</text:p>
        </text:list-item>
        <text:list-item>
          <text:p text:style-name="P12">Assignment operators</text:p>
        </text:list-item>
        <text:list-item>
          <text:p text:style-name="P12">Ternary/conditional operator</text:p>
        </text:list-item>
        <text:list-item>
          <text:p text:style-name="P12">String operator</text:p>
        </text:list-item>
        <text:list-item>
          <text:p text:style-name="P12">Type Operator</text:p>
        </text:list-item>
      </text:list>
      <text:h text:style-name="P15" text:outline-level="2">Arithmetic Operators</text:h>
      <text:p text:style-name="P1">Assume the values in variables a and b are 10 and 5 respectively.</text:p>
      <text:p text:style-name="P3"><text:a xlink:type="simple" xlink:href="https://www.tutorialspoint.com/typescript/typescript_arithmetic_operators_examples.htm" text:style-name="Internet_20_link" text:visited-style-name="Visited_20_Internet_20_Link"><text:span text:style-name="T15">Show Examples</text:span></text:a></text:p>
      <table:table table:name="Table2" table:style-name="Table2">
        <table:table-column table:style-name="Table2.A"/>
        <table:table-column table:style-name="Table2.B"/>
        <table:table-column table:style-name="Table2.C"/>
        <table:table-row>
          <table:table-cell table:style-name="Table2.A1" office:value-type="string">
            <text:p text:style-name="P35">Operator</text:p>
          </table:table-cell>
          <table:table-cell table:style-name="Table2.A1" office:value-type="string">
            <text:p text:style-name="P35">Description</text:p>
          </table:table-cell>
          <table:table-cell table:style-name="Table2.A1" office:value-type="string">
            <text:p text:style-name="P35">Example</text:p>
          </table:table-cell>
        </table:table-row>
        <table:table-row>
          <table:table-cell table:style-name="Table2.A2" office:value-type="string">
            <text:p text:style-name="P31">+ (Addition)</text:p>
          </table:table-cell>
          <table:table-cell table:style-name="Table2.B2" office:value-type="string">
            <text:p text:style-name="P30">returns the sum of the operands</text:p>
          </table:table-cell>
          <table:table-cell table:style-name="Table2.C2" office:value-type="string">
            <text:p text:style-name="P31">a + b is 15</text:p>
          </table:table-cell>
        </table:table-row>
        <table:table-row>
          <table:table-cell table:style-name="Table2.A3" office:value-type="string">
            <text:p text:style-name="P31">- (Subtraction)</text:p>
          </table:table-cell>
          <table:table-cell table:style-name="Table2.B3" office:value-type="string">
            <text:p text:style-name="P30">returns the difference of the values</text:p>
          </table:table-cell>
          <table:table-cell table:style-name="Table2.C3" office:value-type="string">
            <text:p text:style-name="P31">a - b is 5</text:p>
          </table:table-cell>
        </table:table-row>
        <table:table-row>
          <table:table-cell table:style-name="Table2.A4" office:value-type="string">
            <text:p text:style-name="P31">* (Multiplication)</text:p>
          </table:table-cell>
          <table:table-cell table:style-name="Table2.B4" office:value-type="string">
            <text:p text:style-name="P30">returns the product of the values</text:p>
          </table:table-cell>
          <table:table-cell table:style-name="Table2.C4" office:value-type="string">
            <text:p text:style-name="P31">a * b is 50</text:p>
          </table:table-cell>
        </table:table-row>
        <table:table-row>
          <table:table-cell table:style-name="Table2.A5" office:value-type="string">
            <text:p text:style-name="P31">/ (Division)</text:p>
          </table:table-cell>
          <table:table-cell table:style-name="Table2.B5" office:value-type="string">
            <text:p text:style-name="P30">performs division operation and returns the quotient</text:p>
          </table:table-cell>
          <table:table-cell table:style-name="Table2.C5" office:value-type="string">
            <text:p text:style-name="P31">a / b is 2</text:p>
          </table:table-cell>
        </table:table-row>
        <text:soft-page-break/>
        <table:table-row>
          <table:table-cell table:style-name="Table2.A6" office:value-type="string">
            <text:p text:style-name="P31">% (Modulus)</text:p>
          </table:table-cell>
          <table:table-cell table:style-name="Table2.B6" office:value-type="string">
            <text:p text:style-name="P30">performs division operation and returns the remainder</text:p>
          </table:table-cell>
          <table:table-cell table:style-name="Table2.C6" office:value-type="string">
            <text:p text:style-name="P31">a % b is 0</text:p>
          </table:table-cell>
        </table:table-row>
        <table:table-row>
          <table:table-cell table:style-name="Table2.A7" office:value-type="string">
            <text:p text:style-name="P31">++ (Increment)</text:p>
          </table:table-cell>
          <table:table-cell table:style-name="Table2.B7" office:value-type="string">
            <text:p text:style-name="P30">Increments the value of the variable by one</text:p>
          </table:table-cell>
          <table:table-cell table:style-name="Table2.C7" office:value-type="string">
            <text:p text:style-name="P31">a++ is 11</text:p>
          </table:table-cell>
        </table:table-row>
        <table:table-row>
          <table:table-cell table:style-name="Table2.A8" office:value-type="string">
            <text:p text:style-name="P31">-- (Decrement)</text:p>
          </table:table-cell>
          <table:table-cell table:style-name="Table2.B8" office:value-type="string">
            <text:p text:style-name="P30">Decrements the value of the variable by one</text:p>
          </table:table-cell>
          <table:table-cell table:style-name="Table2.C8" office:value-type="string">
            <text:p text:style-name="P31">a-- is 9</text:p>
          </table:table-cell>
        </table:table-row>
      </table:table>
      <text:h text:style-name="P15" text:outline-level="2">Relational Operators</text:h>
      <text:p text:style-name="P1">Relational Operators test or define the kind of relationship between two entities. Relational operators return a Boolean value, i.e., true/ false.</text:p>
      <text:p text:style-name="P1">Assume the value of A is 10 and B is 20.</text:p>
      <text:p text:style-name="P3"><text:a xlink:type="simple" xlink:href="https://www.tutorialspoint.com/typescript/typescript_relational_operators_examples.htm" text:style-name="Internet_20_link" text:visited-style-name="Visited_20_Internet_20_Link"><text:span text:style-name="T15">Show Examples</text:span></text:a></text:p>
      <table:table table:name="Table3" table:style-name="Table3">
        <table:table-column table:style-name="Table3.A"/>
        <table:table-column table:style-name="Table3.B"/>
        <table:table-column table:style-name="Table3.C"/>
        <table:table-row>
          <table:table-cell table:style-name="Table3.A1" office:value-type="string">
            <text:p text:style-name="P35">Operator</text:p>
          </table:table-cell>
          <table:table-cell table:style-name="Table3.A1" office:value-type="string">
            <text:p text:style-name="P35">Description</text:p>
          </table:table-cell>
          <table:table-cell table:style-name="Table3.A1" office:value-type="string">
            <text:p text:style-name="P35">Example</text:p>
          </table:table-cell>
        </table:table-row>
        <table:table-row>
          <table:table-cell table:style-name="Table3.A2" office:value-type="string">
            <text:p text:style-name="P30">&gt;</text:p>
          </table:table-cell>
          <table:table-cell table:style-name="Table3.B2" office:value-type="string">
            <text:p text:style-name="P30">Greater than</text:p>
          </table:table-cell>
          <table:table-cell table:style-name="Table3.C2" office:value-type="string">
            <text:p text:style-name="P30">(A &gt; B) is False</text:p>
          </table:table-cell>
        </table:table-row>
        <table:table-row>
          <table:table-cell table:style-name="Table3.A3" office:value-type="string">
            <text:p text:style-name="P30">&lt;</text:p>
          </table:table-cell>
          <table:table-cell table:style-name="Table3.B3" office:value-type="string">
            <text:p text:style-name="P30">Lesser than</text:p>
          </table:table-cell>
          <table:table-cell table:style-name="Table3.C3" office:value-type="string">
            <text:p text:style-name="P30">(A &lt; B) is True</text:p>
          </table:table-cell>
        </table:table-row>
        <table:table-row>
          <table:table-cell table:style-name="Table3.A4" office:value-type="string">
            <text:p text:style-name="P30">&gt;=</text:p>
          </table:table-cell>
          <table:table-cell table:style-name="Table3.B4" office:value-type="string">
            <text:p text:style-name="P30">Greater than or equal to</text:p>
          </table:table-cell>
          <table:table-cell table:style-name="Table3.C4" office:value-type="string">
            <text:p text:style-name="P30">(A &gt;= B) is False</text:p>
          </table:table-cell>
        </table:table-row>
        <table:table-row>
          <table:table-cell table:style-name="Table3.A5" office:value-type="string">
            <text:p text:style-name="P30">&lt;=</text:p>
          </table:table-cell>
          <table:table-cell table:style-name="Table3.B5" office:value-type="string">
            <text:p text:style-name="P30">Lesser than or equal to</text:p>
          </table:table-cell>
          <table:table-cell table:style-name="Table3.C5" office:value-type="string">
            <text:p text:style-name="P30">(A &lt;= B) is True</text:p>
          </table:table-cell>
        </table:table-row>
        <table:table-row>
          <table:table-cell table:style-name="Table3.A6" office:value-type="string">
            <text:p text:style-name="P30">==</text:p>
          </table:table-cell>
          <table:table-cell table:style-name="Table3.B6" office:value-type="string">
            <text:p text:style-name="P30">Equality</text:p>
          </table:table-cell>
          <table:table-cell table:style-name="Table3.C6" office:value-type="string">
            <text:p text:style-name="P30">(A == B) is false</text:p>
          </table:table-cell>
        </table:table-row>
        <table:table-row>
          <table:table-cell table:style-name="Table3.A7" office:value-type="string">
            <text:p text:style-name="P30">!=</text:p>
          </table:table-cell>
          <table:table-cell table:style-name="Table3.B7" office:value-type="string">
            <text:p text:style-name="P30">Not equal</text:p>
          </table:table-cell>
          <table:table-cell table:style-name="Table3.C7" office:value-type="string">
            <text:p text:style-name="P30">(A != B) is True</text:p>
          </table:table-cell>
        </table:table-row>
      </table:table>
      <text:h text:style-name="P15" text:outline-level="2">Logical Operators</text:h>
      <text:p text:style-name="P1">Logical Operators are used to combine two or more conditions. Logical operators too return a Boolean value. Assume the value of variable A is 10 and B is 20.</text:p>
      <text:p text:style-name="P3"><text:a xlink:type="simple" xlink:href="https://www.tutorialspoint.com/typescript/typescript_logical_operators_examples.htm" text:style-name="Internet_20_link" text:visited-style-name="Visited_20_Internet_20_Link"><text:span text:style-name="T15">Show Examples</text:span></text:a></text:p>
      <table:table table:name="Table4" table:style-name="Table4">
        <table:table-column table:style-name="Table4.A"/>
        <table:table-column table:style-name="Table4.B"/>
        <table:table-column table:style-name="Table4.C"/>
        <table:table-row>
          <table:table-cell table:style-name="Table4.A1" office:value-type="string">
            <text:p text:style-name="P35">Operator</text:p>
          </table:table-cell>
          <table:table-cell table:style-name="Table4.A1" office:value-type="string">
            <text:p text:style-name="P35">Description</text:p>
          </table:table-cell>
          <table:table-cell table:style-name="Table4.A1" office:value-type="string">
            <text:p text:style-name="P35">Example</text:p>
          </table:table-cell>
        </table:table-row>
        <text:soft-page-break/>
        <table:table-row>
          <table:table-cell table:style-name="Table4.A2" office:value-type="string">
            <text:p text:style-name="P31">&amp;&amp; (And)</text:p>
          </table:table-cell>
          <table:table-cell table:style-name="Table4.B2" office:value-type="string">
            <text:p text:style-name="P30">The operator returns true only if all the expressions specified return true</text:p>
          </table:table-cell>
          <table:table-cell table:style-name="Table4.C2" office:value-type="string">
            <text:p text:style-name="P31">(A &gt; 10 &amp;&amp; B &gt; 10) is False</text:p>
          </table:table-cell>
        </table:table-row>
        <table:table-row>
          <table:table-cell table:style-name="Table4.A3" office:value-type="string">
            <text:p text:style-name="P31">|| (OR)</text:p>
          </table:table-cell>
          <table:table-cell table:style-name="Table4.B3" office:value-type="string">
            <text:p text:style-name="P30">The operator returns true if at least one of the expressions specified return true</text:p>
          </table:table-cell>
          <table:table-cell table:style-name="Table4.C3" office:value-type="string">
            <text:p text:style-name="P31">(A &gt; 10 || B &gt;10) is True</text:p>
          </table:table-cell>
        </table:table-row>
        <table:table-row>
          <table:table-cell table:style-name="Table4.A4" office:value-type="string">
            <text:p text:style-name="P31">! (NOT)</text:p>
          </table:table-cell>
          <table:table-cell table:style-name="Table4.B4" office:value-type="string">
            <text:p text:style-name="P30">The operator returns the inverse of the expression’s result. For E.g.: !(&gt;5) returns false</text:p>
          </table:table-cell>
          <table:table-cell table:style-name="Table4.C4" office:value-type="string">
            <text:p text:style-name="P31">!(A &gt;10 ) is True</text:p>
          </table:table-cell>
        </table:table-row>
      </table:table>
      <text:h text:style-name="P15" text:outline-level="2">Bitwise Operators</text:h>
      <text:p text:style-name="P1">Assume variable A = 2 and B = 3</text:p>
      <text:p text:style-name="P3"><text:a xlink:type="simple" xlink:href="https://www.tutorialspoint.com/typescript/typescript_bitwise_operators_examples.htm" text:style-name="Internet_20_link" text:visited-style-name="Visited_20_Internet_20_Link"><text:span text:style-name="T15">Show Examples</text:span></text:a></text:p>
      <table:table table:name="Table5" table:style-name="Table5">
        <table:table-column table:style-name="Table5.A"/>
        <table:table-column table:style-name="Table5.B"/>
        <table:table-column table:style-name="Table5.C"/>
        <table:table-row>
          <table:table-cell table:style-name="Table5.A1" office:value-type="string">
            <text:p text:style-name="P35">Operator</text:p>
          </table:table-cell>
          <table:table-cell table:style-name="Table5.A1" office:value-type="string">
            <text:p text:style-name="P35">Description</text:p>
          </table:table-cell>
          <table:table-cell table:style-name="Table5.A1" office:value-type="string">
            <text:p text:style-name="P35">Example</text:p>
          </table:table-cell>
        </table:table-row>
        <table:table-row>
          <table:table-cell table:style-name="Table5.A2" office:value-type="string">
            <text:p text:style-name="P31">&amp; (Bitwise AND)</text:p>
          </table:table-cell>
          <table:table-cell table:style-name="Table5.B2" office:value-type="string">
            <text:p text:style-name="P30">It performs a Boolean AND operation on each bit of its integer arguments.</text:p>
          </table:table-cell>
          <table:table-cell table:style-name="Table5.C2" office:value-type="string">
            <text:p text:style-name="P30">(A &amp; B) is 2</text:p>
          </table:table-cell>
        </table:table-row>
        <table:table-row>
          <table:table-cell table:style-name="Table5.A3" office:value-type="string">
            <text:p text:style-name="P31">| (BitWise OR)</text:p>
          </table:table-cell>
          <table:table-cell table:style-name="Table5.B3" office:value-type="string">
            <text:p text:style-name="P30">It performs a Boolean OR operation on each bit of its integer arguments.</text:p>
          </table:table-cell>
          <table:table-cell table:style-name="Table5.C3" office:value-type="string">
            <text:p text:style-name="P31">(A | B) is 3</text:p>
          </table:table-cell>
        </table:table-row>
        <table:table-row>
          <table:table-cell table:style-name="Table5.A4" office:value-type="string">
            <text:p text:style-name="P31">^ (Bitwise XOR)</text:p>
          </table:table-cell>
          <table:table-cell table:style-name="Table5.B4" office:value-type="string">
            <text:p text:style-name="P30">It performs a Boolean exclusive OR operation on each bit of its integer arguments. Exclusive OR means that either operand one is true or operand two is true, but not both.</text:p>
          </table:table-cell>
          <table:table-cell table:style-name="Table5.C4" office:value-type="string">
            <text:p text:style-name="P31">(A ^ B) is 1</text:p>
          </table:table-cell>
        </table:table-row>
        <table:table-row>
          <table:table-cell table:style-name="Table5.A5" office:value-type="string">
            <text:p text:style-name="P31">~ (Bitwise Not)</text:p>
          </table:table-cell>
          <table:table-cell table:style-name="Table5.B5" office:value-type="string">
            <text:p text:style-name="P30">It is a unary operator and operates by reversing all the bits in the operand.</text:p>
          </table:table-cell>
          <table:table-cell table:style-name="Table5.C5" office:value-type="string">
            <text:p text:style-name="P31">(~B) is -4</text:p>
          </table:table-cell>
        </table:table-row>
        <table:table-row>
          <table:table-cell table:style-name="Table5.A6" office:value-type="string">
            <text:p text:style-name="P31">&lt;&lt; (Left Shift)</text:p>
          </table:table-cell>
          <table:table-cell table:style-name="Table5.B6" office:value-type="string">
            <text:p text:style-name="P30">It moves all the bits in its first operand to the left by the number of places specified in the second operand. New bits are filled with zeros. Shifting a value left by one position is equivalent to multiplying it by 2, shifting two positions is equivalent to multiplying by 4, and so on.</text:p>
          </table:table-cell>
          <table:table-cell table:style-name="Table5.C6" office:value-type="string">
            <text:p text:style-name="P31">(A &lt;&lt; 1) is 4</text:p>
          </table:table-cell>
        </table:table-row>
        <table:table-row>
          <table:table-cell table:style-name="Table5.A7" office:value-type="string">
            <text:p text:style-name="P31">&gt;&gt; (Right Shift)</text:p>
          </table:table-cell>
          <table:table-cell table:style-name="Table5.B7" office:value-type="string">
            <text:p text:style-name="P30">Binary Right Shift Operator. The left operand’s value is moved right by the number of bits specified by the right operand.</text:p>
          </table:table-cell>
          <table:table-cell table:style-name="Table5.C7" office:value-type="string">
            <text:p text:style-name="P31">(A &gt;&gt; 1) is 1</text:p>
          </table:table-cell>
        </table:table-row>
        <table:table-row>
          <table:table-cell table:style-name="Table5.A8" office:value-type="string">
            <text:p text:style-name="P31">&gt;&gt;&gt; (Right shift with Zero)</text:p>
          </table:table-cell>
          <table:table-cell table:style-name="Table5.B8" office:value-type="string">
            <text:p text:style-name="P30">This operator is just like the &gt;&gt; operator, except that the bits shifted in on the left are always zero.</text:p>
          </table:table-cell>
          <table:table-cell table:style-name="Table5.C8" office:value-type="string">
            <text:p text:style-name="P31">(A &gt;&gt;&gt; 1) is 1</text:p>
          </table:table-cell>
        </table:table-row>
      </table:table>
      <text:h text:style-name="P15" text:outline-level="2"><text:soft-page-break/>Assignment Operators</text:h>
      <text:p text:style-name="P3"><text:a xlink:type="simple" xlink:href="https://www.tutorialspoint.com/typescript/typescript_assignment_operators_examples.htm" text:style-name="Internet_20_link" text:visited-style-name="Visited_20_Internet_20_Link"><text:span text:style-name="T15">Show Examples</text:span></text:a></text:p>
      <table:table table:name="Table6" table:style-name="Table6">
        <table:table-column table:style-name="Table6.A"/>
        <table:table-column table:style-name="Table6.B"/>
        <table:table-column table:style-name="Table6.C"/>
        <table:table-row>
          <table:table-cell table:style-name="Table6.A1" office:value-type="string">
            <text:p text:style-name="P35">Operator</text:p>
          </table:table-cell>
          <table:table-cell table:style-name="Table6.A1" office:value-type="string">
            <text:p text:style-name="P35">Description</text:p>
          </table:table-cell>
          <table:table-cell table:style-name="Table6.A1" office:value-type="string">
            <text:p text:style-name="P35">Example</text:p>
          </table:table-cell>
        </table:table-row>
        <table:table-row>
          <table:table-cell table:style-name="Table6.A2" office:value-type="string">
            <text:p text:style-name="P31">= (Simple Assignment)</text:p>
          </table:table-cell>
          <table:table-cell table:style-name="Table6.B2" office:value-type="string">
            <text:p text:style-name="P30">Assigns values from the right side operand to the left side operand</text:p>
          </table:table-cell>
          <table:table-cell table:style-name="Table6.C2" office:value-type="string">
            <text:p text:style-name="P31">C = A + B will assign the value of A + B into C</text:p>
          </table:table-cell>
        </table:table-row>
        <table:table-row>
          <table:table-cell table:style-name="Table6.A3" office:value-type="string">
            <text:p text:style-name="P31">+= (Add and Assignment)</text:p>
          </table:table-cell>
          <table:table-cell table:style-name="Table6.B3" office:value-type="string">
            <text:p text:style-name="P30">It adds the right operand to the left operand and assigns the result to the left operand.</text:p>
          </table:table-cell>
          <table:table-cell table:style-name="Table6.C3" office:value-type="string">
            <text:p text:style-name="P31">C += A is equivalent to C = C + A</text:p>
          </table:table-cell>
        </table:table-row>
        <table:table-row>
          <table:table-cell table:style-name="Table6.A4" office:value-type="string">
            <text:p text:style-name="P31">-= (Subtract and Assignment)</text:p>
          </table:table-cell>
          <table:table-cell table:style-name="Table6.B4" office:value-type="string">
            <text:p text:style-name="P30">It subtracts the right operand from the left operand and assigns the result to the left operand.</text:p>
          </table:table-cell>
          <table:table-cell table:style-name="Table6.C4" office:value-type="string">
            <text:p text:style-name="P31">C -= A is equivalent to C = C - A</text:p>
          </table:table-cell>
        </table:table-row>
        <table:table-row>
          <table:table-cell table:style-name="Table6.A5" office:value-type="string">
            <text:p text:style-name="P31">*= (Multiply and Assignment)</text:p>
          </table:table-cell>
          <table:table-cell table:style-name="Table6.B5" office:value-type="string">
            <text:p text:style-name="P30">It multiplies the right operand with the left operand and assigns the result to the left operand.</text:p>
          </table:table-cell>
          <table:table-cell table:style-name="Table6.C5" office:value-type="string">
            <text:p text:style-name="P31">C *= A is equivalent to C = C * A</text:p>
          </table:table-cell>
        </table:table-row>
        <table:table-row>
          <table:table-cell table:style-name="Table6.A6" office:value-type="string">
            <text:p text:style-name="P31">/= (Divide and Assignment)</text:p>
          </table:table-cell>
          <table:table-cell table:style-name="Table6.B6" office:value-type="string">
            <text:p text:style-name="P30">It divides the left operand with the right operand and assigns the result to the left operand.</text:p>
          </table:table-cell>
          <table:table-cell table:style-name="Table6.C6" office:value-type="string">
            <text:p text:style-name="P32"/>
          </table:table-cell>
        </table:table-row>
      </table:table>
      <text:p text:style-name="P1"><text:span text:style-name="T1">Note</text:span> − Same logic applies to Bitwise operators, so they will become &lt;&lt;=, &gt;&gt;=, &gt;&gt;=, &amp;=, |= and ^=.</text:p>
      <text:h text:style-name="P15" text:outline-level="2">Miscellaneous Operators</text:h>
      <text:h text:style-name="P18" text:outline-level="3">The negation operator (-)</text:h>
      <text:p text:style-name="P1">Changes the sign of a value. Let’s take an example.</text:p>
      <text:p text:style-name="P19"><text:span text:style-name="T2">var</text:span> x<text:span text:style-name="T4">:</text:span>number <text:span text:style-name="T4">=</text:span> <text:span text:style-name="T7">4</text:span> </text:p>
      <text:p text:style-name="P23"><text:span text:style-name="T2">var</text:span> y <text:span text:style-name="T4">=</text:span> <text:span text:style-name="T4">-</text:span>x<text:span text:style-name="T4">;</text:span> </text:p>
      <text:p text:style-name="P23">console<text:span text:style-name="T4">.</text:span>log<text:span text:style-name="T4">(</text:span><text:span text:style-name="T6">"value of x: "</text:span><text:span text:style-name="T4">,</text:span>x<text:span text:style-name="T4">);</text:span> <text:s text:c="2"/><text:span text:style-name="T9">//outputs 4 </text:span></text:p>
      <text:p text:style-name="P23">console<text:span text:style-name="T4">.</text:span>log<text:span text:style-name="T4">(</text:span><text:span text:style-name="T6">"value of y: "</text:span><text:span text:style-name="T4">,</text:span>y<text:span text:style-name="T4">);</text:span> <text:s text:c="2"/><text:span text:style-name="T9">//outputs -4</text:span></text:p>
      <text:p text:style-name="P1">On compiling, it will generate following JavaScript code.</text:p>
      <text:p text:style-name="P20">//Generated by typescript 1.8.10</text:p>
      <text:p text:style-name="P23"><text:span text:style-name="T2">var</text:span> x <text:span text:style-name="T4">=</text:span> <text:span text:style-name="T7">4</text:span><text:span text:style-name="T4">;</text:span></text:p>
      <text:p text:style-name="P23"><text:soft-page-break/><text:span text:style-name="T2">var</text:span> y <text:span text:style-name="T4">=</text:span> <text:span text:style-name="T4">-</text:span>x<text:span text:style-name="T4">;</text:span></text:p>
      <text:p text:style-name="P23">console<text:span text:style-name="T4">.</text:span>log<text:span text:style-name="T4">(</text:span><text:span text:style-name="T6">"value of x: "</text:span><text:span text:style-name="T4">,</text:span> x<text:span text:style-name="T4">);</text:span> <text:s text:c="2"/><text:span text:style-name="T9">//outputs 4</text:span></text:p>
      <text:p text:style-name="P23">console<text:span text:style-name="T4">.</text:span>log<text:span text:style-name="T4">(</text:span><text:span text:style-name="T6">"value of y: "</text:span><text:span text:style-name="T4">,</text:span> y<text:span text:style-name="T4">);</text:span> <text:s text:c="2"/><text:span text:style-name="T9">//outputs -4</text:span></text:p>
      <text:p text:style-name="P1">It will produce the following output −</text:p>
      <text:p text:style-name="P22">value of x: <text:s/>4 </text:p>
      <text:p text:style-name="P29">value of y: <text:s/>-4</text:p>
      <text:h text:style-name="P18" text:outline-level="3">String Operators: Concatenation operator (+)</text:h>
      <text:p text:style-name="P1">The + operator when applied to strings appends the second string to the first. The following example helps us to understand this concept.</text:p>
      <text:p text:style-name="P19"><text:span text:style-name="T2">var</text:span> msg<text:span text:style-name="T4">:</text:span><text:span text:style-name="T2">string</text:span> <text:span text:style-name="T4">=</text:span> <text:span text:style-name="T6">"hello"</text:span><text:span text:style-name="T4">+</text:span><text:span text:style-name="T6">"world"</text:span> </text:p>
      <text:p text:style-name="P23">console<text:span text:style-name="T4">.</text:span>log<text:span text:style-name="T4">(</text:span>msg<text:span text:style-name="T4">)</text:span></text:p>
      <text:p text:style-name="P1">On compiling, it will generate following JavaScript code.</text:p>
      <text:p text:style-name="P20">//Generated by typescript 1.8.10</text:p>
      <text:p text:style-name="P23"><text:span text:style-name="T2">var</text:span> msg <text:span text:style-name="T4">=</text:span> <text:span text:style-name="T6">"hello"</text:span> <text:span text:style-name="T4">+</text:span> <text:span text:style-name="T6">"world"</text:span><text:span text:style-name="T4">;</text:span></text:p>
      <text:p text:style-name="P23">console<text:span text:style-name="T4">.</text:span>log<text:span text:style-name="T4">(</text:span>msg<text:span text:style-name="T4">);</text:span></text:p>
      <text:p text:style-name="P1">It will produce the following output −</text:p>
      <text:p text:style-name="P22">helloworld</text:p>
      <text:p text:style-name="P1">The concatenation operation doesn’t add a space between strings. Multiple strings can be concatenated in a single statement.</text:p>
      <text:h text:style-name="P18" text:outline-level="3">Conditional Operator (?)</text:h>
      <text:p text:style-name="P1">This operator is used to represent a conditional expression. The conditional operator is also sometimes referred to as the ternary operator. The syntax is as given below −</text:p>
      <text:p text:style-name="P22">Test ? expr1 : expr2</text:p>
      <text:list xml:id="list8757978109068072734" text:style-name="L9">
        <text:list-item>
          <text:p text:style-name="P11"><text:span text:style-name="T1">Test</text:span> − refers to the conditional expression</text:p>
        </text:list-item>
        <text:list-item>
          <text:p text:style-name="P11"><text:span text:style-name="T1">expr1</text:span> − value returned if the condition is true</text:p>
        </text:list-item>
        <text:list-item>
          <text:p text:style-name="P11"><text:span text:style-name="T1">expr2</text:span> − value returned if the condition is false</text:p>
        </text:list-item>
      </text:list>
      <text:p text:style-name="P1">Let’s take a look at the following code −</text:p>
      <text:p text:style-name="P19"><text:soft-page-break/><text:span text:style-name="T2">var</text:span> num<text:span text:style-name="T4">:</text:span>number <text:span text:style-name="T4">=</text:span> <text:span text:style-name="T4">-</text:span><text:span text:style-name="T7">2</text:span> </text:p>
      <text:p text:style-name="P23"><text:span text:style-name="T2">var</text:span> result <text:span text:style-name="T4">=</text:span> num <text:span text:style-name="T4">&gt;</text:span> <text:span text:style-name="T7">0</text:span> <text:span text:style-name="T4">?</text:span><text:span text:style-name="T6">"positive"</text:span><text:span text:style-name="T4">:</text:span><text:span text:style-name="T6">"non-positive"</text:span> </text:p>
      <text:p text:style-name="P23">console<text:span text:style-name="T4">.</text:span>log<text:span text:style-name="T4">(</text:span>result<text:span text:style-name="T4">)</text:span></text:p>
      <text:p text:style-name="P1">Line 2 checks whether the value in the variable <text:span text:style-name="T1">num</text:span> is greater than zero. If <text:span text:style-name="T1">num</text:span> is set to a value greater than zero, it returns the string “positive” else the string “non-positive” is returned.</text:p>
      <text:p text:style-name="P1">On compiling, it will generate following JavaScript code.</text:p>
      <text:p text:style-name="P20">//Generated by typescript 1.8.10</text:p>
      <text:p text:style-name="P23"><text:span text:style-name="T2">var</text:span> num <text:span text:style-name="T4">=</text:span> <text:span text:style-name="T4">-</text:span><text:span text:style-name="T7">2</text:span><text:span text:style-name="T4">;</text:span></text:p>
      <text:p text:style-name="P23"><text:span text:style-name="T2">var</text:span> result <text:span text:style-name="T4">=</text:span> num <text:span text:style-name="T4">&gt;</text:span> <text:span text:style-name="T7">0</text:span> <text:span text:style-name="T4">?</text:span> <text:span text:style-name="T6">"positive"</text:span> <text:span text:style-name="T4">:</text:span> <text:span text:style-name="T6">"non-positive"</text:span><text:span text:style-name="T4">;</text:span></text:p>
      <text:p text:style-name="P23">console<text:span text:style-name="T4">.</text:span>log<text:span text:style-name="T4">(</text:span>result<text:span text:style-name="T4">);</text:span></text:p>
      <text:p text:style-name="P1">The above code snippet will produce the following output −</text:p>
      <text:p text:style-name="P22">non-positive</text:p>
      <text:h text:style-name="P15" text:outline-level="2">Type Operators</text:h>
      <text:h text:style-name="P18" text:outline-level="3">typeof operator</text:h>
      <text:p text:style-name="P1">It is a unary operator. This operator returns the data type of the operand. Take a look at the following example −</text:p>
      <text:p text:style-name="P19"><text:span text:style-name="T2">var</text:span> num <text:span text:style-name="T4">=</text:span> <text:span text:style-name="T7">12</text:span> </text:p>
      <text:p text:style-name="P23">console<text:span text:style-name="T4">.</text:span>log<text:span text:style-name="T4">(</text:span><text:span text:style-name="T2">typeof</text:span> num<text:span text:style-name="T4">);</text:span> <text:s text:c="2"/><text:span text:style-name="T9">//output: number</text:span></text:p>
      <text:p text:style-name="P1">On compiling, it will generate following JavaScript code.</text:p>
      <text:p text:style-name="P20">//Generated by typescript 1.8.10</text:p>
      <text:p text:style-name="P23"><text:span text:style-name="T2">var</text:span> num <text:span text:style-name="T4">=</text:span> <text:span text:style-name="T7">12</text:span><text:span text:style-name="T4">;</text:span></text:p>
      <text:p text:style-name="P23">console<text:span text:style-name="T4">.</text:span>log<text:span text:style-name="T4">(</text:span><text:span text:style-name="T2">typeof</text:span> num<text:span text:style-name="T4">);</text:span> <text:s text:c="2"/><text:span text:style-name="T9">//output: number</text:span></text:p>
      <text:p text:style-name="P1">It will produce the following output −</text:p>
      <text:p text:style-name="P22"><text:soft-page-break/>number</text:p>
      <text:h text:style-name="P18" text:outline-level="3">instanceof</text:h>
      <text:p text:style-name="P1">This operator can be used to test if an object is of a specified type or not. The use of <text:span text:style-name="T1">instanceof</text:span> operator is discussed in the chapter <text:span text:style-name="T1">classes</text:span>.</text:p>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35:16.334000000</meta:creation-date>
    <dc:date>2019-06-19T14:40:28.343000000</dc:date>
    <meta:editing-duration>PT5M12S</meta:editing-duration>
    <meta:editing-cycles>1</meta:editing-cycles>
    <meta:document-statistic meta:table-count="6" meta:image-count="4" meta:object-count="0" meta:page-count="14" meta:paragraph-count="314" meta:word-count="2428" meta:character-count="13912" meta:non-whitespace-character-count="11617"/>
    <meta:generator>LibreOffice/5.1.5.2$Windows_X86_64 LibreOffice_project/7a864d8825610a8c07cfc3bc01dd4fce6a9447e5</meta:generator>
  </office:meta>
</office:document-meta>
</file>